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618" officeooo:paragraph-rsid="0015c618"/>
    </style:style>
    <style:style style:name="P2" style:family="paragraph" style:parent-style-name="Standard">
      <style:text-properties officeooo:rsid="0016ce19" officeooo:paragraph-rsid="0016ce19"/>
    </style:style>
    <style:style style:name="T1" style:family="text">
      <style:text-properties officeooo:rsid="001882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łożenia projektowe graficznego interfejsu użytkownika. </text:p>
      <text:p text:style-name="P1"/>
      <text:p text:style-name="P2">Raport pierwszego spotkania z klientem <text:span text:style-name="T1">z dnia 02.03.2016. W spotkaniu uczestniczył grafik i klient.</text:span></text:p>
      <text:p text:style-name="P1">- cały interfejs graficzny będzie w kolorze niebieskim i jego odcieniach</text:p>
      <text:p text:style-name="P1">- interfejs będzie przystosowany dla osób niedowidzących</text:p>
      <text:p text:style-name="P1">- w aplikacji będzie możliwość włączenia trybu wysokiego kontrastu</text:p>
      <text:p text:style-name="P1">- w aplikacji będzie opcja zmieniania rozmiaru czcionek</text:p>
      <text:p text:style-name="P1">- interfejs graficzny będzie zaprojektowany tak aby nie było problemów z niczym</text:p>
      <text:p text:style-name="P1"/>
      <text:p text:style-name="P2">Proponowany układ GUI:</text:p>
      <text:p text:style-name="P2">- główne menu u góry strony</text:p>
      <text:p text:style-name="P2">- logo firmy w lewym górnym rogu</text:p>
      <text:p text:style-name="P2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3S</meta:editing-duration>
    <meta:editing-cycles>4</meta:editing-cycles>
    <meta:generator>LibreOffice/4.1.3.2$Windows_x86 LibreOffice_project/70feb7d99726f064edab4605a8ab840c50ec57a</meta:generator>
    <dc:date>2016-03-02T09:23:11.671000000</dc:date>
    <meta:document-statistic meta:table-count="0" meta:image-count="0" meta:object-count="0" meta:page-count="1" meta:paragraph-count="11" meta:word-count="83" meta:character-count="567" meta:non-whitespace-character-count="493"/>
    <meta:user-defined meta:name="Info 1"/>
    <meta:user-defined meta:name="Info 2"/>
    <meta:user-defined meta:name="Info 3"/>
    <meta:user-defined meta:name="Info 4"/>
  </office:meta>
</office:document-meta>
</file>